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f390" officeooo:paragraph-rsid="0004f390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4f390" officeooo:paragraph-rsid="0004f390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4f390" officeooo:paragraph-rsid="0004f39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 1 :-</text:p>
      <text:p text:style-name="Standard"/>
      <text:p text:style-name="Standard">class Location <text:s/>{</text:p>
      <text:p text:style-name="Standard"><text:s text:c="4"/>void location(){</text:p>
      <text:p text:style-name="Standard"><text:s text:c="8"/>System.out.println("Delhi");</text:p>
      <text:p text:style-name="Standard"><text:s text:c="4"/>}</text:p>
      <text:p text:style-name="Standard"><text:s text:c="4"/>void address(String address){</text:p>
      <text:p text:style-name="Standard"><text:s text:c="8"/></text:p>
      <text:p text:style-name="Standard"><text:s text:c="8"/>System.out.println("Only city");</text:p>
      <text:p text:style-name="Standard"><text:s text:c="4"/>}</text:p>
      <text:p text:style-name="Standard">}</text:p>
      <text:p text:style-name="Standard">class Address extends Location{</text:p>
      <text:p text:style-name="Standard"><text:s text:c="4"/>void address(String address){</text:p>
      <text:p text:style-name="Standard"><text:s text:c="8"/>System.out.println(address);</text:p>
      <text:p text:style-name="Standard"><text:s text:c="4"/>}</text:p>
      <text:p text:style-name="Standard"><text:s text:c="4"/></text:p>
      <text:p text:style-name="Standard">}</text:p>
      <text:p text:style-name="Standard">class Main{</text:p>
      <text:p text:style-name="Standard"><text:s text:c="4"/>public static void main (String[] args) {</text:p>
      <text:p text:style-name="Standard"><text:s text:c="8"/>Location loc1 = new <text:s/>Location();</text:p>
      <text:p text:style-name="Standard"><text:s text:c="8"/>loc1.location();</text:p>
      <text:p text:style-name="Standard"><text:s text:c="8"/>Address loc2 = new Address();</text:p>
      <text:p text:style-name="Standard"><text:s text:c="8"/>loc2.location();</text:p>
      <text:p text:style-name="Standard"><text:s text:c="8"/>loc2.address("Rajivchowk");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4"/>}</text:p>
      <text:p text:style-name="Standard">}</text:p>
      <text:p text:style-name="P1">Output-:</text:p>
      <text:p text:style-name="P2">Delhi</text:p>
      <text:p text:style-name="P2">Delhi</text:p>
      <text:p text:style-name="P2">Rajivchowk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7:05:11.742409582</meta:creation-date>
    <dc:date>2022-07-08T17:06:33.443026580</dc:date>
    <meta:editing-duration>PT1M22S</meta:editing-duration>
    <meta:editing-cycles>1</meta:editing-cycles>
    <meta:document-statistic meta:table-count="0" meta:image-count="0" meta:object-count="0" meta:page-count="1" meta:paragraph-count="32" meta:word-count="55" meta:character-count="561" meta:non-whitespace-character-count="399"/>
    <meta:generator>LibreOffice/6.4.7.2$Linux_X86_64 LibreOffice_project/40$Build-2</meta:generator>
  </office:meta>
</office:document-meta>
</file>